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2.036cm" fo:min-width="3.56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782cm" fo:min-width="4.199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1.782cm" fo:min-width="3.437cm"/>
    </style:style>
    <style:style style:name="gr4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1.655cm" fo:min-width="3.437cm"/>
    </style:style>
    <style:style style:name="gr6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1.655cm" fo:min-width="3.056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528cm" fo:min-width="3.9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1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1.528cm" fo:min-width="3.437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1.528cm" fo:min-width="2.929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2.286cm" svg:x="8.128cm" svg:y="5.461cm">
          <text:p text:style-name="P1">Mainboar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99cm" svg:height="2.032cm" svg:x="15.875cm" svg:y="7.62cm">
          <text:p text:style-name="P1">Powerboard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937cm" svg:height="2.032cm" svg:x="22.987cm" svg:y="7.874cm">
          <text:p text:style-name="P1">Batte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0.16cm" svg:y1="7.747cm" svg:x2="15.875cm" svg:y2="8.636cm" draw:start-shape="id1" draw:start-glue-point="2" draw:end-shape="id2" draw:end-glue-point="3" svg:d="M10160 7747c0 593 1905 889 5715 889" svg:viewBox="0 0 5716 890">
          <text:p text:style-name="P1"/>
          <text:p text:style-name="P1"/>
          <text:p text:style-name="P1"/>
          <text:p text:style-name="P1"/>
          <text:p text:style-name="P1">Control &amp;</text:p>
          <text:p text:style-name="P1">current sense</text:p>
        </draw:connector>
        <draw:connector draw:style-name="gr4" draw:text-style-name="P4" draw:layer="layout" draw:type="curve" svg:x1="12.192cm" svg:y1="6.604cm" svg:x2="18.224cm" svg:y2="7.62cm" draw:start-shape="id1" draw:start-glue-point="1" draw:end-shape="id2" draw:end-glue-point="0" svg:d="M12192 6604c4022 0 6032 338 6032 1016" svg:viewBox="0 0 6033 1017">
          <text:p text:style-name="P1">Power &amp; Ground</text:p>
          <text:p text:style-name="P1"/>
          <text:p text:style-name="P1"/>
          <text:p text:style-name="P1"/>
        </draw:connector>
        <draw:custom-shape draw:style-name="gr5" draw:text-style-name="P3" xml:id="id3" draw:id="id3" draw:layer="layout" svg:width="3.937cm" svg:height="1.905cm" svg:x="6.223cm" svg:y="13.208cm">
          <text:p text:style-name="P1">Sensor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8.191cm" svg:y1="13.208cm" svg:x2="10.16cm" svg:y2="7.747cm" draw:start-shape="id3" draw:start-glue-point="0" draw:end-shape="id1" svg:d="M8191 13208c0-4096 1969-1366 1969-5461" svg:viewBox="0 0 1970 5462">
          <text:p text:style-name="P1">Power and <text:s text:c="18"/></text:p>
          <text:p text:style-name="P1">data <text:s text:c="18"/></text:p>
        </draw:connector>
        <draw:connector draw:style-name="gr6" draw:text-style-name="P4" draw:layer="layout" draw:type="curve" svg:x1="20.574cm" svg:y1="8.636cm" svg:x2="22.987cm" svg:y2="8.89cm" draw:start-shape="id2" draw:start-glue-point="1" draw:end-shape="id4" draw:end-glue-point="3" svg:d="M20574 8636c1809 0 603 254 2413 254" svg:viewBox="0 0 2414 255">
          <text:p/>
        </draw:connector>
        <draw:custom-shape draw:style-name="gr7" draw:text-style-name="P3" xml:id="id5" draw:id="id5" draw:layer="layout" svg:width="3.556cm" svg:height="1.905cm" svg:x="11.303cm" svg:y="12.827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4.445cm" svg:height="1.778cm" svg:x="16.764cm" svg:y="12.573cm">
          <text:p text:style-name="P1">Heat probe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8.224cm" svg:y1="9.652cm" svg:x2="13.081cm" svg:y2="12.827cm" draw:start-shape="id2" draw:start-glue-point="2" draw:end-shape="id5" draw:end-glue-point="0" svg:d="M18224 9652c0 2380-5143 793-5143 3175" svg:viewBox="0 0 5144 3176">
          <text:p/>
        </draw:connector>
        <draw:connector draw:style-name="gr6" draw:text-style-name="P4" draw:layer="layout" draw:type="curve" svg:x1="18.224cm" svg:y1="9.652cm" svg:x2="18.986cm" svg:y2="12.573cm" draw:start-shape="id2" draw:start-glue-point="2" draw:end-shape="id6" svg:d="M18224 9652c0 2191 762 731 762 2921" svg:viewBox="0 0 763 2922">
          <text:p/>
        </draw:connector>
        <draw:connector draw:style-name="gr6" draw:text-style-name="P4" draw:layer="layout" draw:type="curve" svg:x1="18.224cm" svg:y1="7.62cm" svg:x2="17.521cm" svg:y2="3.302cm" draw:start-shape="id2" draw:start-glue-point="0" draw:end-shape="id7" draw:end-glue-point="2" svg:d="M18224 7620c0-3238-703-1080-703-4318" svg:viewBox="0 0 704 4319">
          <text:p/>
        </draw:connector>
        <draw:frame draw:style-name="gr9" draw:text-style-name="P5" xml:id="id7" draw:id="id7" draw:layer="layout" svg:width="4.308cm" svg:height="1.673cm" svg:x="15.367cm" svg:y="1.629cm">
          <draw:text-box>
            <text:p text:style-name="P1">RXSM Power</text:p>
            <text:p text:style-name="P1">&amp; Ground</text:p>
          </draw:text-box>
        </draw:frame>
        <draw:frame draw:style-name="gr10" draw:text-style-name="P5" xml:id="id8" draw:id="id8" draw:layer="layout" svg:width="4.761cm" svg:height="1.673cm" svg:x="7.747cm" svg:y="1.629cm">
          <draw:text-box>
            <text:p text:style-name="P1">RXSM</text:p>
            <text:p text:style-name="P1">communication</text:p>
          </draw:text-box>
        </draw:frame>
        <draw:connector draw:style-name="gr6" draw:text-style-name="P4" draw:layer="layout" draw:type="curve" svg:x1="10.16cm" svg:y1="5.461cm" svg:x2="10.127cm" svg:y2="3.302cm" draw:start-shape="id1" draw:start-glue-point="0" draw:end-shape="id8" svg:d="M10160 5461c0-1620-33-541-33-2159" svg:viewBox="0 0 34 2160">
          <text:p/>
        </draw:connector>
        <draw:custom-shape draw:style-name="gr11" draw:text-style-name="P2" xml:id="id9" draw:id="id9" draw:layer="layout" svg:width="3.937cm" svg:height="1.778cm" svg:x="1.651cm" svg:y="5.334cm">
          <text:p text:style-name="P1">Raspberry Pi</text:p>
          <text:p text:style-name="P1">CM3</text:p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3.429cm" svg:height="1.778cm" svg:x="1.397cm" svg:y="10.414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8.128cm" svg:y1="6.604cm" svg:x2="5.588cm" svg:y2="6.223cm" draw:start-shape="id1" draw:start-glue-point="3" draw:end-shape="id9" draw:end-glue-point="1" svg:d="M8128 6604c-1905 0-635-381-2540-381" svg:viewBox="0 0 2541 382">
          <text:p/>
        </draw:connector>
        <draw:connector draw:style-name="gr6" draw:text-style-name="P4" draw:layer="layout" draw:type="curve" svg:x1="3.619cm" svg:y1="7.112cm" svg:x2="3.111cm" svg:y2="10.414cm" draw:start-shape="id9" draw:start-glue-point="2" draw:end-shape="id10" draw:end-glue-point="0" svg:d="M3619 7112c0 2476-508 826-508 3302" svg:viewBox="0 0 509 3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20:47:21.244347897</meta:creation-date>
    <dc:date>2017-02-13T16:24:43.533312623</dc:date>
    <meta:editing-duration>PT11M51S</meta:editing-duration>
    <meta:editing-cycles>2</meta:editing-cycles>
    <meta:generator>LibreOffice/5.2.5.1$Linux_X86_64 LibreOffice_project/20$Build-1</meta:generator>
    <meta:document-statistic meta:object-count="20"/>
  </office:meta>
</office:document-meta>
</file>